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lide</text:p>
          </table:table-cell>
          <table:table-cell office:value-type="string" calcext:value-type="string">
            <text:p>Conten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o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 + Related Wor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kground: wh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ckground: convention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ckground: neural network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ground: atten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ckground: pin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thodology: formulat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thodology: set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thodology: architect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hodology: los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thodology: parameter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thodology: uncertaint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thodology: traini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ullts: footprin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ullts: tab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ults: discuss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sults: discussi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sults: discuss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utloo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ingraziament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1:34:00.730635328</meta:creation-date>
    <dc:date>2025-09-03T11:41:09.536237498</dc:date>
    <meta:editing-duration>PT7M9S</meta:editing-duration>
    <meta:editing-cycles>1</meta:editing-cycles>
    <meta:document-statistic meta:table-count="1" meta:cell-count="45" meta:object-count="0"/>
    <meta:generator>LibreOffice/24.2.7.2$Linux_X86_64 LibreOffice_project/420$Build-2</meta:generator>
  </office:meta>
</office:document-meta>
</file>